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.4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9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3.1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11" style:family="graphic" style:parent-style-name="standard">
      <style:graphic-properties draw:textarea-horizontal-align="justify" draw:textarea-vertical-align="middle" draw:auto-grow-height="false" fo:min-height="0.45cm" fo:min-width="3.3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3.3cm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2.7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5.2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2.7cm" svg:height="1.2cm" svg:x="9.4cm" svg:y="-0.8cm">
          <text:p text:style-name="P1">main.cpp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7cm" svg:height="1.2cm" svg:x="9.4cm" svg:y="1.1cm">
          <text:p text:style-name="P1">Game.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75cm" svg:y1="1.1cm" svg:x2="10.75cm" svg:y2="0.4cm" draw:start-shape="id1" draw:start-glue-point="0" draw:end-shape="id2" draw:end-glue-point="2" svg:d="M10750 1100v-700" svg:viewBox="0 0 1 701">
          <text:p/>
        </draw:connector>
        <draw:custom-shape draw:style-name="gr3" draw:text-style-name="P1" xml:id="id3" draw:id="id3" draw:layer="layout" svg:width="4.6cm" svg:height="1.4cm" svg:x="0.7cm" svg:y="4.1cm">
          <text:p text:style-name="P1">GameObject.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cm" svg:y1="4.1cm" svg:x2="9.4cm" svg:y2="1.7cm" draw:start-shape="id3" draw:start-glue-point="0" draw:end-shape="id1" draw:end-glue-point="3" svg:d="M3000 4100v-2400h6400" svg:viewBox="0 0 6401 2401">
          <text:p/>
        </draw:connector>
        <draw:custom-shape draw:style-name="gr4" draw:text-style-name="P1" xml:id="id4" draw:id="id4" draw:layer="layout" svg:width="2.9cm" svg:height="0.9cm" svg:x="9.3cm" svg:y="2.9cm">
          <text:p text:style-name="P1">Game.cp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75cm" svg:y1="2.3cm" svg:x2="10.75cm" svg:y2="2.9cm" draw:start-shape="id1" draw:start-glue-point="2" draw:end-shape="id4" draw:end-glue-point="0" svg:d="M10750 2300v600" svg:viewBox="0 0 1 601">
          <text:p/>
        </draw:connector>
        <draw:custom-shape draw:style-name="gr5" draw:text-style-name="P1" xml:id="id5" draw:id="id5" draw:layer="layout" svg:width="4.7cm" svg:height="0.9cm" svg:x="-1.9cm" svg:y="7.1cm">
          <text:p text:style-name="P1">GameObject.cp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cm" svg:y1="5.5cm" svg:x2="0.45cm" svg:y2="7.1cm" draw:start-shape="id3" draw:start-glue-point="2" draw:end-shape="id5" draw:end-glue-point="0" svg:d="M3000 5500v800h-2550v800" svg:viewBox="0 0 2551 1601">
          <text:p/>
        </draw:connector>
        <draw:custom-shape draw:style-name="gr6" draw:text-style-name="P1" xml:id="id6" draw:id="id6" draw:layer="layout" svg:width="3.4cm" svg:height="0.7cm" svg:x="5.9cm" svg:y="10.4cm">
          <text:p text:style-name="P1">Field.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6cm" svg:y1="10.4cm" svg:x2="0.45cm" svg:y2="8cm" draw:start-shape="id6" draw:start-glue-point="0" draw:end-shape="id5" svg:d="M7600 10400v-1200h-7150v-1200" svg:viewBox="0 0 7151 2401">
          <text:p/>
        </draw:connector>
        <draw:custom-shape draw:style-name="gr7" draw:text-style-name="P1" xml:id="id7" draw:id="id7" draw:layer="layout" svg:width="3.2cm" svg:height="0.7cm" svg:x="3.8cm" svg:y="11.9cm">
          <text:p text:style-name="P1">Field.cp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6cm" svg:y1="11.1cm" svg:x2="7cm" svg:y2="12.25cm" draw:start-shape="id6" draw:start-glue-point="2" draw:end-shape="id7" draw:end-glue-point="1" svg:d="M7600 11100v1150h-600" svg:viewBox="0 0 601 1151">
          <text:p/>
        </draw:connector>
        <draw:connector draw:style-name="gr2" draw:text-style-name="P2" draw:layer="layout" svg:x1="3cm" svg:y1="5.5cm" svg:x2="3.8cm" svg:y2="12.25cm" draw:start-shape="id3" draw:start-glue-point="2" draw:end-shape="id7" draw:end-glue-point="3" svg:d="M3000 5500v6750h800" svg:viewBox="0 0 801 6751">
          <text:p/>
        </draw:connector>
        <draw:connector draw:style-name="gr8" draw:text-style-name="P2" draw:layer="layout" draw:line-skew="-5.199cm" svg:x1="0.7cm" svg:y1="4.8cm" svg:x2="5.9cm" svg:y2="10.75cm" draw:start-shape="id3" draw:start-glue-point="3" draw:end-shape="id6" svg:d="M700 4800h-5700v5950h10900" svg:viewBox="0 0 10901 5951">
          <text:p/>
        </draw:connector>
        <draw:custom-shape draw:style-name="gr9" draw:text-style-name="P1" xml:id="id8" draw:id="id8" draw:layer="layout" svg:width="3.6cm" svg:height="0.9cm" svg:x="10.5cm" svg:y="20.9cm">
          <text:p text:style-name="P1">Observee.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.1cm" svg:x1="10.5cm" svg:y1="21.35cm" svg:x2="5.3cm" svg:y2="4.8cm" draw:start-shape="id8" draw:end-shape="id3" svg:d="M10500 21350h-500v-16550h-4700" svg:viewBox="0 0 5201 16551">
          <text:p/>
        </draw:connector>
        <draw:custom-shape draw:style-name="gr10" draw:text-style-name="P1" xml:id="id9" draw:id="id9" draw:layer="layout" svg:width="4cm" svg:height="0.9cm" svg:x="12.9cm" svg:y="23.6cm">
          <text:p text:style-name="P1">Observee.cp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3cm" svg:y1="21.8cm" svg:x2="14.9cm" svg:y2="23.6cm" draw:start-shape="id8" draw:start-glue-point="2" draw:end-shape="id9" draw:end-glue-point="0" svg:d="M12300 21800v900h2600v900" svg:viewBox="0 0 2601 1801">
          <text:p/>
        </draw:connector>
        <draw:custom-shape draw:style-name="gr11" draw:text-style-name="P1" xml:id="id10" draw:id="id10" draw:layer="layout" svg:width="3.8cm" svg:height="0.7cm" svg:x="11.7cm" svg:y="13.9cm">
          <text:p text:style-name="P1">Mediator.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6cm" svg:y1="13.9cm" svg:x2="5.3cm" svg:y2="4.8cm" draw:start-shape="id10" draw:start-glue-point="0" draw:end-shape="id3" draw:end-glue-point="1" svg:d="M13600 13900v-9100h-8300" svg:viewBox="0 0 8301 9101">
          <text:p/>
        </draw:connector>
        <draw:custom-shape draw:style-name="gr12" draw:text-style-name="P1" xml:id="id11" draw:id="id11" draw:layer="layout" svg:width="3.8cm" svg:height="0.6cm" svg:x="12.4cm" svg:y="15.5cm">
          <text:p text:style-name="P1">Mediator.cp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cm 1.601cm" svg:x1="15.5cm" svg:y1="14.25cm" svg:x2="14.3cm" svg:y2="15.5cm" draw:start-shape="id10" draw:start-glue-point="1" draw:end-shape="id11" draw:end-glue-point="0" svg:d="M15500 14250h1201v750h-2401v500" svg:viewBox="0 0 2402 1251">
          <text:p/>
        </draw:connector>
        <draw:connector draw:style-name="gr8" draw:text-style-name="P2" draw:layer="layout" draw:line-skew="3.399cm" svg:x1="9.3cm" svg:y1="10.75cm" svg:x2="5.3cm" svg:y2="4.8cm" draw:start-shape="id6" draw:start-glue-point="1" draw:end-shape="id3" draw:end-glue-point="1" svg:d="M9300 10750h3900v-5950h-7900" svg:viewBox="0 0 7901 5951">
          <text:p/>
        </draw:connector>
        <draw:connector draw:style-name="gr8" draw:text-style-name="P2" draw:layer="layout" draw:line-skew="-6.799cm 11.6cm 7.099cm" svg:x1="0.7cm" svg:y1="4.8cm" svg:x2="14.1cm" svg:y2="21.35cm" draw:start-shape="id3" draw:start-glue-point="3" draw:end-shape="id8" draw:end-glue-point="1" svg:d="M700 4800h-7300v20000h28300v-3450h-7600" svg:viewBox="0 0 28301 20001">
          <text:p/>
        </draw:connector>
        <draw:custom-shape draw:style-name="gr13" draw:text-style-name="P1" xml:id="id12" draw:id="id12" draw:layer="layout" svg:width="3.2cm" svg:height="1.1cm" svg:x="17.7cm" svg:y="19.1cm">
          <text:p text:style-name="P1">Base.h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9cm" svg:y1="19.65cm" svg:x2="14.1cm" svg:y2="21.35cm" draw:start-shape="id12" draw:start-glue-point="1" draw:end-shape="id8" draw:end-glue-point="1" svg:d="M20900 19650h501v1700h-7301" svg:viewBox="0 0 7302 1701">
          <text:p/>
        </draw:connector>
        <draw:connector draw:style-name="gr2" draw:text-style-name="P2" draw:layer="layout" svg:x1="17.7cm" svg:y1="19.65cm" svg:x2="14.9cm" svg:y2="23.6cm" draw:start-shape="id12" draw:start-glue-point="3" draw:end-shape="id9" draw:end-glue-point="0" svg:d="M17700 19650h-2800v3950" svg:viewBox="0 0 2801 3951">
          <text:p/>
        </draw:connector>
        <draw:connector draw:style-name="gr2" draw:text-style-name="P2" draw:layer="layout" draw:line-skew="0.099cm" svg:x1="12.3cm" svg:y1="21.8cm" svg:x2="19.3cm" svg:y2="20.2cm" draw:start-shape="id8" draw:start-glue-point="2" draw:end-shape="id12" draw:end-glue-point="2" svg:d="M12300 21800v600h7000v-2200" svg:viewBox="0 0 7001 2201">
          <text:p/>
        </draw:connector>
        <draw:connector draw:style-name="gr8" draw:text-style-name="P2" draw:layer="layout" draw:line-skew="-7.599cm 7.099cm" svg:x1="0.7cm" svg:y1="4.8cm" svg:x2="19.3cm" svg:y2="20.2cm" draw:start-shape="id3" draw:start-glue-point="3" draw:end-shape="id12" draw:end-glue-point="2" svg:d="M700 4800h-8100v23000h26700v-7600" svg:viewBox="0 0 26701 23001">
          <text:p/>
        </draw:connector>
        <draw:custom-shape draw:style-name="gr13" draw:text-style-name="P1" xml:id="id13" draw:id="id13" draw:layer="layout" svg:width="3.2cm" svg:height="1.1cm" svg:x="17.7cm" svg:y="18cm">
          <text:p text:style-name="P1">Base.cp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0.199cm" svg:x1="17.7cm" svg:y1="19.65cm" svg:x2="17.7cm" svg:y2="18.55cm" draw:start-shape="id12" draw:start-glue-point="3" draw:end-shape="id13" svg:d="M17700 19650h-700v-1100h700" svg:viewBox="0 0 701 1101">
          <text:p/>
        </draw:connector>
        <draw:connector draw:style-name="gr8" draw:text-style-name="P2" draw:layer="layout" draw:line-skew="-5.999cm" svg:x1="0.7cm" svg:y1="4.8cm" svg:x2="11.7cm" svg:y2="14.25cm" draw:start-shape="id3" draw:start-glue-point="3" draw:end-shape="id10" draw:end-glue-point="3" svg:d="M700 4800h-6500v9450h17500" svg:viewBox="0 0 17501 9451">
          <text:p/>
        </draw:connector>
        <draw:connector draw:style-name="gr14" draw:text-style-name="P2" draw:layer="layout" draw:line-skew="0.15cm" svg:x1="9.3cm" svg:y1="10.75cm" svg:x2="11.7cm" svg:y2="14.25cm" draw:start-shape="id6" draw:start-glue-point="1" draw:end-shape="id10" draw:end-glue-point="3" svg:d="M9300 10750h1350v3500h1050" svg:viewBox="0 0 2401 3501">
          <text:p/>
        </draw:connector>
        <draw:custom-shape draw:style-name="gr15" draw:text-style-name="P1" xml:id="id14" draw:id="id14" draw:layer="layout" svg:width="5.7cm" svg:height="0.8cm" svg:x="14cm" svg:y="9.2cm">
          <text:p text:style-name="P1">CommonFactory.h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cm" svg:y1="9.6cm" svg:x2="11.7cm" svg:y2="14.25cm" draw:start-shape="id14" draw:start-glue-point="3" draw:end-shape="id10" draw:end-glue-point="3" svg:d="M14000 9600h-2801v4650h501" svg:viewBox="0 0 2802 4651">
          <text:p/>
        </draw:connector>
        <draw:custom-shape draw:style-name="gr16" draw:text-style-name="P1" xml:id="id15" draw:id="id15" draw:layer="layout" svg:width="5.9cm" svg:height="0.8cm" svg:x="14cm" svg:y="7.7cm">
          <text:p text:style-name="P1">GameObjectList.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6cm" svg:y1="11.1cm" svg:x2="12.4cm" svg:y2="15.8cm" draw:start-shape="id6" draw:start-glue-point="2" draw:end-shape="id11" draw:end-glue-point="3" svg:d="M7600 11100v4700h4800" svg:viewBox="0 0 4801 4701">
          <text:p/>
        </draw:connector>
        <draw:connector draw:style-name="gr2" draw:text-style-name="P2" draw:layer="layout" draw:line-skew="-1.599cm" svg:x1="14cm" svg:y1="9.6cm" svg:x2="12.4cm" svg:y2="15.8cm" draw:start-shape="id14" draw:start-glue-point="3" draw:end-shape="id11" draw:end-glue-point="3" svg:d="M14000 9600h-3700v6200h2100" svg:viewBox="0 0 3701 6201">
          <text:p/>
        </draw:connector>
        <draw:connector draw:style-name="gr2" draw:text-style-name="P2" draw:layer="layout" draw:line-skew="-1.599cm" svg:x1="14cm" svg:y1="8.1cm" svg:x2="12.4cm" svg:y2="15.8cm" draw:start-shape="id15" draw:start-glue-point="3" draw:end-shape="id11" draw:end-glue-point="3" svg:d="M14000 8100h-3700v7700h2100" svg:viewBox="0 0 3701 7701">
          <text:p/>
        </draw:connector>
        <draw:connector draw:style-name="gr2" draw:text-style-name="P2" draw:layer="layout" svg:x1="7.6cm" svg:y1="10.4cm" svg:x2="9.4cm" svg:y2="1.7cm" draw:start-shape="id6" draw:start-glue-point="0" draw:end-shape="id1" draw:end-glue-point="3" svg:d="M7600 10400v-8700h1800" svg:viewBox="0 0 1801 8701">
          <text:p/>
        </draw:connector>
        <draw:connector draw:style-name="gr2" draw:text-style-name="P2" draw:layer="layout" svg:x1="19.7cm" svg:y1="9.6cm" svg:x2="12.1cm" svg:y2="1.7cm" draw:start-shape="id14" draw:start-glue-point="1" draw:end-shape="id1" draw:end-glue-point="1" svg:d="M19700 9600h501v-7900h-8101" svg:viewBox="0 0 8102 7901">
          <text:p/>
        </draw:connector>
        <draw:connector draw:style-name="gr2" draw:text-style-name="P2" draw:layer="layout" draw:line-skew="5.699cm" svg:x1="15.5cm" svg:y1="14.25cm" svg:x2="12.1cm" svg:y2="1.7cm" draw:start-shape="id10" draw:start-glue-point="1" draw:end-shape="id1" svg:d="M15500 14250h6200v-12550h-9600" svg:viewBox="0 0 9601 12551">
          <text:p/>
        </draw:connector>
        <draw:connector draw:style-name="gr2" draw:text-style-name="P2" draw:layer="layout" svg:x1="7.6cm" svg:y1="11.1cm" svg:x2="16.85cm" svg:y2="10cm" draw:start-shape="id6" draw:start-glue-point="2" draw:end-shape="id14" svg:d="M7600 11100v501h9250v-1601" svg:viewBox="0 0 9251 1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22:07:50.243997811</meta:creation-date>
    <dc:date>2020-03-19T01:10:44.399676596</dc:date>
    <meta:editing-duration>PT1H40M55S</meta:editing-duration>
    <meta:editing-cycles>1</meta:editing-cycles>
    <meta:document-statistic meta:object-count="44"/>
    <meta:generator>LibreOffice/6.0.7.3$Linux_X86_64 LibreOffice_project/00m0$Build-3</meta:generator>
  </office:meta>
</office:document-meta>
</file>